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style:font-name-asian="Times New Roman2" style:font-name-complex="Times New Roman2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 fo:language="en" fo:country="US"/>
    </style:style>
    <style:style style:name="P10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5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Линейное с переменным ограничением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1">Cи </text:span><text:span text:style-name="T7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71cm" svg:height="3.039cm" draw:z-index="1"><draw:image xlink:href="../images/3075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4">Блок реализует алгоритм линейного звена с коэффициентом усиления равным 1 и с </text:span><text:span text:style-name="T2">ограничением сигнала</text:span><text:span text:style-name="T4">, которое </text:span><text:span text:style-name="T5">изменяется</text:span><text:span text:style-name="T4"> в зависимости от входных сигналов на втором и третьем входных портах.</text:span></text:p>
            <text:p text:style-name="P5">Алгоритм работы блока:</text:p>
            <text:p text:style-name="P5"><draw:frame draw:style-name="fr2" draw:name="Объект1" text:anchor-type="as-char" svg:width="6.495cm" svg:height="1.39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draw:frame draw:style-name="fr2" draw:name="Object1" text:anchor-type="as-char" svg:width="8.761cm" svg:height="2.10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draw:frame draw:style-name="fr2" draw:name="Объект2" text:anchor-type="as-char" svg:width="6.438cm" svg:height="1.39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5">где<draw:frame draw:style-name="fr2" draw:name="Объект3" text:anchor-type="as-char" svg:width="4.27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сигнал<text:span text:style-name="T1">ы</text:span> на выходных портах, <draw:frame draw:style-name="fr2" draw:name="Объект4" text:anchor-type="as-char" svg:width="1.064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– <text:span text:style-name="T1">сигнал на первом входном порте (слева), </text:span><text:span text:style-name="T1"><draw:frame draw:style-name="fr2" draw:name="Объект5" text:anchor-type="as-char" svg:width="3.378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– сигнал на втором и третьем входных портах (сверху).</text:span></text:p>
            <text:p text:style-name="P4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:</text:span></text:p>
            <text:p text:style-name="P6"><draw:frame draw:style-name="fr1" draw:name="Графический объект3" text:anchor-type="as-char" svg:width="13.229cm" svg:height="7.04cm" draw:z-index="8"><draw:image xlink:href="../images/3075_submodel.png" xlink:type="simple" xlink:show="embed" xlink:actuate="onLoad"/></draw:frame></text:p>
            <text:p text:style-name="P4"><text:span text:style-name="T6">Входные сигналы</text:span>:</text:p>
            <text:list xml:id="list216971561065383409" text:style-name="L1">
              <text:list-item>
                <text:p text:style-name="P8">Вход — входной сигнал блока, <draw:frame draw:style-name="fr2" draw:name="Объект6" text:anchor-type="as-char" svg:width="1.064cm" svg:height="0.564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8"><text:span text:style-name="T1">Минимум</text:span> — величина, ограничивающая сигнал «снизу»,<draw:frame draw:style-name="fr2" draw:name="Объект7" text:anchor-type="as-char" svg:width="1.52cm" svg:height="0.6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. Если вход <text:soft-page-break/>по абсолютной величине меньше минимального сигнала, то выход блока равен минимальному, а третий выход устанавливается в логическую единицу.</text:p>
              </text:list-item>
              <text:list-item>
                <text:p text:style-name="P8">Максимум — величина, ограничивающая сигнал «сверху»,<draw:frame draw:style-name="fr2" draw:name="Объект8" text:anchor-type="as-char" svg:width="1.579cm" svg:height="0.62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. Если вход по абсолютной величине больше максимального сигнала, то выход блока равен максимальному, а первый выход устанавливается в логическую единицу.</text:p>
              </text:list-item>
            </text:list>
            <text:p text:style-name="P4"><text:span text:style-name="T6">Выходные сигналы</text:span>:</text:p>
            <text:list xml:id="list1702953232335201951" text:style-name="L2">
              <text:list-item>
                <text:p text:style-name="P9">Y1 — равен 1, <text:span text:style-name="T1">если входной сигнал превышает максимальный. Иначе </text:span>Y1 <text:span text:style-name="T1">равен 0.</text:span></text:p>
              </text:list-item>
              <text:list-item>
                <text:p text:style-name="P10">Выход — равен входу, если входной сигнал не превышает максимума и не меньше минимума. Иначе выход равен максимальному значению или минимальному, соответственно.</text:p>
              </text:list-item>
              <text:list-item>
                <text:p text:style-name="P9">Y<text:span text:style-name="T1">3</text:span> — равен 1, <text:span text:style-name="T1">если входной сигнал меньше минимального</text:span>. <text:span text:style-name="T1">Иначе </text:span>Y3 <text:span text:style-name="T1">равен 0.</text:span></text:p>
              </text:list-item>
            </text:list>
            <text:p text:style-name="P4"><text:span text:style-name="T8">Свойства:</text:span><text:span text:style-name="T9"> для работы блока задавать свойства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переменным ограничением</dc:title>
    <dc:date>2014-12-09T10:16:00.14</dc:date>
    <meta:generator>OpenOffice/4.1.1$Win32 OpenOffice.org_project/411m6$Build-9775</meta:generator>
    <meta:editing-duration>PT4H2M22S</meta:editing-duration>
    <meta:editing-cycles>86</meta:editing-cycles>
    <meta:document-statistic meta:table-count="1" meta:image-count="3" meta:object-count="9" meta:page-count="2" meta:paragraph-count="23" meta:word-count="210" meta:character-count="1401"/>
  </office:meta>
</office:document-meta>
</file>

<file path=Object 1/content.xml><?xml version="1.0" encoding="utf-8"?>
<math xmlns="http://www.w3.org/1998/Math/MathML">
  <semantics>
    <mrow>
      <msub>
        <mi>y</mi>
        <mn>2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sub>
                      <mi>x</mi>
                      <mi mathvariant="italic">mi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 mathvariant="italic">mi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 mathvariant="italic">max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_2(t) = left lbrace stack{
alignl x(t) ,~при~x_min(t)&lt;=x(t)&lt;= x_max(t) , #
alignl x_min(t), ~при~ x(t)&lt;x_min(t), # 
alignl x_max(t), ~при~ x(t)&gt;x_max(t); }
right none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_1(t) = left lbrace stack{
alignl 1 ,~при~ x(t)&gt;x_max(t) , #
alignl 0, ~при~ x(t)&lt;=x_max(t); }
right none</annotation>
  </semantics>
</math>
</file>

<file path=Object 3/content.xml><?xml version="1.0" encoding="utf-8"?>
<math xmlns="http://www.w3.org/1998/Math/MathML">
  <semantics>
    <mrow>
      <msub>
        <mi>y</mi>
        <mn>3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_3(t) = left lbrace stack{
alignl 1 ,~при~ x(t)&lt;x_min(t) , #
alignl 0, ~при~ x(t)&gt;=x_min(t), }
right none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  <mi>,</mi>
      <mi/>
      <msub>
        <mi>y</mi>
        <mn>3</mn>
      </msub>
      <mrow>
        <mo stretchy="false">(</mo>
        <mrow>
          <mi>t</mi>
        </mrow>
        <mo stretchy="false">)</mo>
      </mrow>
    </mrow>
    <annotation encoding="StarMath 5.0">y_1(t),~y_2(t),~y_3(t)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sub>
        <mi>x</mi>
        <mi mathvariant="italic">min</mi>
      </msub>
      <mrow>
        <mo stretchy="false">(</mo>
        <mrow>
          <mi>t</mi>
        </mrow>
        <mo stretchy="false">)</mo>
      </mrow>
      <mi>,</mi>
      <mi/>
      <msub>
        <mi>x</mi>
        <mi mathvariant="italic">max</mi>
      </msub>
      <mrow>
        <mo stretchy="false">(</mo>
        <mrow>
          <mi>t</mi>
        </mrow>
        <mo stretchy="false">)</mo>
      </mrow>
    </mrow>
    <annotation encoding="StarMath 5.0">x_min(t),~x_max(t)</annotation>
  </semantics>
</math>
</file>

<file path=Object 7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8/content.xml><?xml version="1.0" encoding="utf-8"?>
<math xmlns="http://www.w3.org/1998/Math/MathML">
  <semantics>
    <mrow>
      <msub>
        <mi>x</mi>
        <mi mathvariant="italic">min</mi>
      </msub>
      <mrow>
        <mo stretchy="false">(</mo>
        <mrow>
          <mi>t</mi>
        </mrow>
        <mo stretchy="false">)</mo>
      </mrow>
    </mrow>
    <annotation encoding="StarMath 5.0">x_min(t)</annotation>
  </semantics>
</math>
</file>

<file path=Object 9/content.xml><?xml version="1.0" encoding="utf-8"?>
<math xmlns="http://www.w3.org/1998/Math/MathML">
  <semantics>
    <mrow>
      <msub>
        <mi>x</mi>
        <mi mathvariant="italic">max</mi>
      </msub>
      <mrow>
        <mo stretchy="false">(</mo>
        <mrow>
          <mi>t</mi>
        </mrow>
        <mo stretchy="false">)</mo>
      </mrow>
    </mrow>
    <annotation encoding="StarMath 5.0">x_max(t)</annotation>
  </semantics>
</math>
</file>